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4df" officeooo:paragraph-rsid="000e3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 rêve familier</text:h>
      <text:h text:style-name="Heading_20_1" text:outline-level="1">Paul Verlaine</text:h>
      <text:p text:style-name="P1"/>
      <text:p text:style-name="Text_20_body">Je fais souvent ce rêve étrange et pénétrant </text:p>
      <text:p text:style-name="Text_20_body">D'une femme inconnue, et que j'aime, et qui m'aime </text:p>
      <text:p text:style-name="Text_20_body">Et qui n'est, chaque fois, ni tout à fait la même </text:p>
      <text:p text:style-name="Text_20_body">Ni tout à fait une autre, et m'aime et me comprend.</text:p>
      <text:p text:style-name="P1"/>
      <text:p text:style-name="Text_20_body">Car elle me comprend, et mon coeur, transparent </text:p>
      <text:p text:style-name="Text_20_body">Pour elle seule, hélas ! cesse d'être un problème </text:p>
      <text:p text:style-name="Text_20_body">Pour elle seule, et les moiteurs de mon front blême, </text:p>
      <text:p text:style-name="Text_20_body">Elle seule les sait rafraîchir, en pleurant.</text:p>
      <text:p text:style-name="Text_20_body"/>
      <text:p text:style-name="Text_20_body">Est-elle brune, blonde ou rousse ? - Je l'ignore. </text:p>
      <text:p text:style-name="Text_20_body">Son nom ? Je me souviens qu'il est doux et sonore </text:p>
      <text:p text:style-name="Text_20_body">Comme ceux des aimés que la Vie exila.</text:p>
      <text:p text:style-name="Text_20_body"/>
      <text:p text:style-name="Text_20_body">Son regard est pareil au regard des statues, </text:p>
      <text:p text:style-name="Text_20_body">Et, pour sa voix, lointaine, et calme, et grave, elle a </text:p>
      <text:p text:style-name="Text_20_body">L'inflexion des voix chères qui se sont t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44:36.699677958</meta:creation-date>
    <dc:date>2019-01-21T14:45:36.415231424</dc:date>
    <meta:editing-duration>PT1M1S</meta:editing-duration>
    <meta:editing-cycles>1</meta:editing-cycles>
    <meta:document-statistic meta:table-count="0" meta:image-count="0" meta:object-count="0" meta:page-count="1" meta:paragraph-count="16" meta:word-count="133" meta:character-count="706" meta:non-whitespace-character-count="579"/>
    <meta:generator>LibreOffice/5.3.7.2$MacOSX_X86_64 LibreOffice_project/6b8ed514a9f8b44d37a1b96673cbbdd077e24059</meta:generator>
  </office:meta>
</office:document-meta>
</file>